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9pt" style:font-size-asian="9pt" style:font-size-complex="9pt"/>
    </style:style>
    <style:style style:name="P2" style:family="paragraph" style:parent-style-name="Standard">
      <style:text-properties style:font-name="DejaVu Sans" fo:font-size="9pt" officeooo:rsid="000e0c25" officeooo:paragraph-rsid="000e0c25" style:font-size-asian="9pt" style:font-size-complex="9pt"/>
    </style:style>
    <style:style style:name="P3" style:family="paragraph" style:parent-style-name="Standard">
      <style:text-properties style:font-name="DejaVu Sans" fo:font-size="9pt" officeooo:rsid="000e0c25" officeooo:paragraph-rsid="0010ec2e" style:font-size-asian="9pt" style:font-size-complex="9pt"/>
    </style:style>
    <style:style style:name="P4" style:family="paragraph" style:parent-style-name="Standard">
      <style:text-properties style:font-name="DejaVu Sans" fo:font-size="9pt" officeooo:rsid="000e0c25" officeooo:paragraph-rsid="00154366" style:font-size-asian="9pt" style:font-size-complex="9pt"/>
    </style:style>
    <style:style style:name="P5" style:family="paragraph" style:parent-style-name="Standard">
      <style:text-properties style:font-name="DejaVu Sans" fo:font-size="9pt" officeooo:rsid="000f27a2" officeooo:paragraph-rsid="000f27a2" style:font-size-asian="9pt" style:font-size-complex="9pt"/>
    </style:style>
    <style:style style:name="P6" style:family="paragraph" style:parent-style-name="Standard">
      <style:text-properties style:font-name="DejaVu Sans" fo:font-size="9pt" officeooo:rsid="000ff523" officeooo:paragraph-rsid="00142e27" style:font-size-asian="9pt" style:font-size-complex="9pt"/>
    </style:style>
    <style:style style:name="P7" style:family="paragraph" style:parent-style-name="Standard">
      <style:paragraph-properties fo:text-align="justify" style:justify-single-word="false"/>
      <style:text-properties style:font-name="DejaVu Sans" fo:font-size="9pt" officeooo:rsid="000ff523" officeooo:paragraph-rsid="000ff523" style:font-size-asian="9pt" style:font-size-complex="9pt"/>
    </style:style>
    <style:style style:name="P8" style:family="paragraph" style:parent-style-name="Standard">
      <style:text-properties style:font-name="DejaVu Sans" fo:font-size="9pt" officeooo:rsid="000ff523" officeooo:paragraph-rsid="000ff523" style:font-size-asian="9pt" style:font-size-complex="9pt"/>
    </style:style>
    <style:style style:name="P9" style:family="paragraph" style:parent-style-name="Standard">
      <style:text-properties style:font-name="DejaVu Sans" fo:font-size="9pt" officeooo:paragraph-rsid="000ff523" style:font-size-asian="9pt" style:font-size-complex="9pt"/>
    </style:style>
    <style:style style:name="P10" style:family="paragraph" style:parent-style-name="Standard">
      <style:text-properties style:font-name="DejaVu Sans" fo:font-size="9pt" officeooo:paragraph-rsid="000f27a2" style:font-size-asian="9pt" style:font-size-complex="9pt"/>
    </style:style>
    <style:style style:name="P11" style:family="paragraph" style:parent-style-name="Standard">
      <style:text-properties style:font-name="DejaVu Sans" fo:font-size="9pt" officeooo:rsid="0010ec2e" officeooo:paragraph-rsid="0010ec2e" style:font-size-asian="9pt" style:font-size-complex="9pt"/>
    </style:style>
    <style:style style:name="P12" style:family="paragraph" style:parent-style-name="Standard">
      <style:paragraph-properties fo:text-align="justify" style:justify-single-word="false"/>
      <style:text-properties style:font-name="DejaVu Sans" fo:font-size="9pt" officeooo:rsid="0010ec2e" officeooo:paragraph-rsid="0010ec2e" style:font-size-asian="9pt" style:font-size-complex="9pt"/>
    </style:style>
    <style:style style:name="P13" style:family="paragraph" style:parent-style-name="Standard">
      <style:text-properties style:font-name="DejaVu Sans" fo:font-size="9pt" officeooo:rsid="0010ec2e" officeooo:paragraph-rsid="0016ce4c" style:font-size-asian="9pt" style:font-size-complex="9pt"/>
    </style:style>
    <style:style style:name="P14" style:family="paragraph" style:parent-style-name="Standard">
      <style:text-properties style:font-name="DejaVu Sans" fo:font-size="9pt" officeooo:rsid="001213c0" officeooo:paragraph-rsid="001213c0" style:font-size-asian="9pt" style:font-size-complex="9pt"/>
    </style:style>
    <style:style style:name="P15" style:family="paragraph" style:parent-style-name="Standard">
      <style:text-properties style:font-name="DejaVu Sans" fo:font-size="9pt" officeooo:rsid="00142e27" officeooo:paragraph-rsid="00142e27" style:font-size-asian="9pt" style:font-size-complex="9pt"/>
    </style:style>
    <style:style style:name="P16" style:family="paragraph" style:parent-style-name="Standard">
      <style:text-properties style:font-name="DejaVu Sans" fo:font-size="9pt" officeooo:rsid="00142e27" officeooo:paragraph-rsid="0019c262" style:font-size-asian="9pt" style:font-size-complex="9pt"/>
    </style:style>
    <style:style style:name="P17" style:family="paragraph" style:parent-style-name="Standard">
      <style:text-properties style:font-name="DejaVu Sans" fo:font-size="9pt" officeooo:rsid="00154366" officeooo:paragraph-rsid="00154366" style:font-size-asian="9pt" style:font-size-complex="9pt"/>
    </style:style>
    <style:style style:name="P18" style:family="paragraph" style:parent-style-name="Standard">
      <style:text-properties style:font-name="DejaVu Sans" fo:font-size="9pt" officeooo:rsid="0016ce4c" officeooo:paragraph-rsid="0016ce4c" style:font-size-asian="9pt" style:font-size-complex="9pt"/>
    </style:style>
    <style:style style:name="P19" style:family="paragraph" style:parent-style-name="Standard">
      <style:text-properties style:font-name="DejaVu Sans" fo:font-size="9pt" officeooo:rsid="0016ce4c" officeooo:paragraph-rsid="0010ec2e" style:font-size-asian="9pt" style:font-size-complex="9pt"/>
    </style:style>
    <style:style style:name="P20" style:family="paragraph" style:parent-style-name="Standard">
      <style:text-properties style:font-name="DejaVu Sans" fo:font-size="9pt" officeooo:rsid="0019c262" officeooo:paragraph-rsid="0019c262" style:font-size-asian="9pt" style:font-size-complex="9pt"/>
    </style:style>
    <style:style style:name="P21" style:family="paragraph" style:parent-style-name="Standard">
      <style:text-properties style:font-name="DejaVu Sans" fo:font-size="9pt" fo:font-weight="bold" officeooo:rsid="000e0c25" officeooo:paragraph-rsid="000e0c25" style:font-size-asian="9pt" style:font-weight-asian="bold" style:font-size-complex="9pt" style:font-weight-complex="bold"/>
    </style:style>
    <style:style style:name="P22" style:family="paragraph" style:parent-style-name="Standard">
      <style:text-properties style:font-name="DejaVu Sans" fo:font-size="9pt" fo:font-weight="bold" officeooo:rsid="000f27a2" officeooo:paragraph-rsid="000f27a2" style:font-size-asian="9pt" style:font-weight-asian="bold" style:font-size-complex="9pt" style:font-weight-complex="bold"/>
    </style:style>
    <style:style style:name="P23" style:family="paragraph" style:parent-style-name="Standard">
      <style:text-properties style:font-name="DejaVu Sans" fo:font-size="9pt" fo:font-weight="bold" officeooo:rsid="000ff523" officeooo:paragraph-rsid="000ff523" style:font-size-asian="9pt" style:font-weight-asian="bold" style:font-size-complex="9pt" style:font-weight-complex="bold"/>
    </style:style>
    <style:style style:name="P24" style:family="paragraph" style:parent-style-name="Standard">
      <style:paragraph-properties fo:text-align="center" style:justify-single-word="false"/>
      <style:text-properties style:font-name="DejaVu Sans" fo:font-size="9pt" style:text-underline-style="solid" style:text-underline-width="auto" style:text-underline-color="font-color" fo:font-weight="bold" style:font-size-asian="9pt" style:font-weight-asian="bold" style:font-size-complex="9pt" style:font-weight-complex="bold"/>
    </style:style>
    <style:style style:name="P25" style:family="paragraph" style:parent-style-name="Standard">
      <style:text-properties style:font-name="DejaVu Sans" fo:font-size="9pt" style:text-underline-style="solid" style:text-underline-width="auto" style:text-underline-color="font-color" fo:font-weight="normal" officeooo:rsid="000ff523" officeooo:paragraph-rsid="000ff523" style:font-size-asian="9pt" style:font-weight-asian="normal" style:font-size-complex="9pt" style:font-weight-complex="normal"/>
    </style:style>
    <style:style style:name="P26" style:family="paragraph" style:parent-style-name="Standard">
      <style:text-properties style:font-name="DejaVu Sans" fo:font-size="9pt" fo:font-style="italic" style:font-size-asian="9pt" style:font-style-asian="italic" style:font-size-complex="9pt" style:font-style-complex="italic"/>
    </style:style>
    <style:style style:name="P27" style:family="paragraph" style:parent-style-name="Standard">
      <style:paragraph-properties fo:text-align="justify" style:justify-single-word="false"/>
      <style:text-properties style:font-name="DejaVu Sans" fo:font-size="9pt" fo:font-style="italic" officeooo:rsid="000f27a2" officeooo:paragraph-rsid="000f27a2" style:font-size-asian="9pt" style:font-style-asian="italic" style:font-size-complex="9pt" style:font-style-complex="italic"/>
    </style:style>
    <style:style style:name="P28" style:family="paragraph" style:parent-style-name="Standard">
      <style:text-properties style:font-name="DejaVu Sans" fo:font-size="9pt" fo:font-style="italic" officeooo:rsid="000e0c25" officeooo:paragraph-rsid="000e0c25" style:font-size-asian="9pt" style:font-style-asian="italic" style:font-size-complex="9pt" style:font-style-complex="italic"/>
    </style:style>
    <style:style style:name="P29" style:family="paragraph" style:parent-style-name="Standard">
      <style:text-properties style:font-name="DejaVu Sans" fo:font-size="9pt" fo:font-style="italic" officeooo:rsid="001213c0" officeooo:paragraph-rsid="001213c0" style:font-size-asian="9pt" style:font-style-asian="italic" style:font-size-complex="9pt" style:font-style-complex="italic"/>
    </style:style>
    <style:style style:name="P30" style:family="paragraph" style:parent-style-name="Standard">
      <style:text-properties style:font-name="DejaVu Sans" fo:font-size="9pt" fo:font-style="italic" fo:font-weight="normal" officeooo:rsid="000ff523" officeooo:paragraph-rsid="000ff523" style:font-size-asian="9pt" style:font-style-asian="italic" style:font-weight-asian="normal" style:font-size-complex="9pt" style:font-style-complex="italic" style:font-weight-complex="normal"/>
    </style:style>
    <style:style style:name="P31" style:family="paragraph" style:parent-style-name="Standard">
      <style:text-properties style:font-name="DejaVu Sans" fo:font-size="9pt" fo:font-style="normal" officeooo:rsid="0019c262" officeooo:paragraph-rsid="0019c262" style:font-size-asian="9pt" style:font-style-asian="normal" style:font-size-complex="9pt" style:font-style-complex="normal"/>
    </style:style>
    <style:style style:name="P32" style:family="paragraph" style:parent-style-name="Standard">
      <style:text-properties style:font-name="DejaVu Sans" fo:font-size="9pt" fo:font-weight="normal" officeooo:rsid="000ff523" officeooo:paragraph-rsid="000f27a2" style:font-size-asian="9pt" style:font-weight-asian="normal" style:font-size-complex="9pt" style:font-weight-complex="normal"/>
    </style:style>
    <style:style style:name="P33" style:family="paragraph" style:parent-style-name="Standard">
      <style:text-properties style:font-name="DejaVu Sans" fo:font-size="9pt" fo:font-weight="normal" officeooo:rsid="000ff523" officeooo:paragraph-rsid="000ff523" style:font-size-asian="9pt" style:font-weight-asian="normal" style:font-size-complex="9pt" style:font-weight-complex="normal"/>
    </style:style>
    <style:style style:name="P34" style:family="paragraph" style:parent-style-name="Standard">
      <style:text-properties style:font-name="DejaVu Sans" fo:font-size="9pt" fo:font-weight="normal" officeooo:rsid="000f27a2" officeooo:paragraph-rsid="002009ad" style:font-size-asian="9pt" style:font-weight-asian="normal" style:font-size-complex="9pt" style:font-weight-complex="normal"/>
    </style:style>
    <style:style style:name="P35" style:family="paragraph" style:parent-style-name="Standard">
      <style:text-properties style:font-name="DejaVu Sans" fo:font-size="9pt" fo:font-weight="normal" officeooo:rsid="001fc4a4" officeooo:paragraph-rsid="002009ad" style:font-size-asian="9pt" style:font-weight-asian="normal" style:font-size-complex="9pt" style:font-weight-complex="normal"/>
    </style:style>
    <style:style style:name="P36" style:family="paragraph" style:parent-style-name="Standard">
      <style:text-properties style:font-name="DejaVu Sans" fo:font-size="6pt" officeooo:rsid="0010ec2e" officeooo:paragraph-rsid="0010ec2e" style:font-size-asian="5.25pt" style:font-size-complex="6pt"/>
    </style:style>
    <style:style style:name="P37" style:family="paragraph" style:parent-style-name="Standard">
      <style:text-properties officeooo:paragraph-rsid="000e0c25"/>
    </style:style>
    <style:style style:name="P38" style:family="paragraph" style:parent-style-name="Standard">
      <style:text-properties officeooo:paragraph-rsid="000f27a2"/>
    </style:style>
    <style:style style:name="P39" style:family="paragraph" style:parent-style-name="Standard">
      <style:text-properties officeooo:rsid="000ff523" officeooo:paragraph-rsid="000ff523"/>
    </style:style>
    <style:style style:name="P40" style:family="paragraph" style:parent-style-name="Standard">
      <style:text-properties style:text-underline-style="solid" style:text-underline-width="auto" style:text-underline-color="font-color" officeooo:rsid="000ff523" officeooo:paragraph-rsid="000ff523"/>
    </style:style>
    <style:style style:name="P41" style:family="paragraph" style:parent-style-name="Standard">
      <style:paragraph-properties fo:text-align="justify" style:justify-single-word="false"/>
      <style:text-properties officeooo:paragraph-rsid="000f27a2"/>
    </style:style>
    <style:style style:name="P42" style:family="paragraph" style:parent-style-name="Standard">
      <style:paragraph-properties fo:text-align="justify" style:justify-single-word="false"/>
      <style:text-properties officeooo:paragraph-rsid="000ff523"/>
    </style:style>
    <style:style style:name="P43" style:family="paragraph" style:parent-style-name="Standard">
      <style:text-properties officeooo:paragraph-rsid="0010ec2e"/>
    </style:style>
    <style:style style:name="P44" style:family="paragraph" style:parent-style-name="Standard">
      <style:paragraph-properties fo:text-align="center" style:justify-single-word="false"/>
      <style:text-properties fo:color="#bf0041" style:font-name="DejaVu Sans" fo:font-size="9pt" fo:font-style="italic" style:text-underline-style="none" fo:font-weight="normal" officeooo:rsid="00142e27" officeooo:paragraph-rsid="00142e27" style:font-size-asian="9pt" style:font-style-asian="italic" style:font-weight-asian="normal" style:font-size-complex="9pt" style:font-style-complex="italic" style:font-weight-complex="normal"/>
    </style:style>
    <style:style style:name="P45" style:family="paragraph" style:parent-style-name="Standard">
      <style:text-properties fo:color="#bf0041" style:font-name="DejaVu Sans" fo:font-size="9pt" style:text-underline-style="solid" style:text-underline-width="auto" style:text-underline-color="font-color" style:font-size-asian="9pt" style:font-size-complex="9pt"/>
    </style:style>
    <style:style style:name="P46" style:family="paragraph" style:parent-style-name="Standard">
      <style:text-properties fo:color="#bf0041" style:font-name="DejaVu Sans" fo:font-size="9pt" style:text-underline-style="solid" style:text-underline-width="auto" style:text-underline-color="font-color" fo:font-weight="bold" officeooo:rsid="000e0c25" officeooo:paragraph-rsid="000e0c25" style:font-size-asian="9pt" style:font-weight-asian="bold" style:font-size-complex="9pt" style:font-weight-complex="bold"/>
    </style:style>
    <style:style style:name="P47" style:family="paragraph" style:parent-style-name="Standard">
      <style:text-properties fo:color="#bf0041" style:font-name="DejaVu Sans" fo:font-size="9pt" style:text-underline-style="solid" style:text-underline-width="auto" style:text-underline-color="font-color" fo:font-weight="bold" officeooo:rsid="000f27a2" officeooo:paragraph-rsid="000f27a2" style:font-size-asian="9pt" style:font-weight-asian="bold" style:font-size-complex="9pt" style:font-weight-complex="bold"/>
    </style:style>
    <style:style style:name="P48" style:family="paragraph" style:parent-style-name="Standard">
      <style:text-properties fo:color="#bf0041" style:font-name="DejaVu Sans" fo:font-size="9pt" style:text-underline-style="solid" style:text-underline-width="auto" style:text-underline-color="font-color" fo:font-weight="bold" officeooo:rsid="0019c262" officeooo:paragraph-rsid="0019c262" style:font-size-asian="9pt" style:font-weight-asian="bold" style:font-size-complex="9pt" style:font-weight-complex="bold"/>
    </style:style>
    <style:style style:name="P49" style:family="paragraph" style:parent-style-name="Standard">
      <style:text-properties fo:color="#bf0041" style:text-underline-style="solid" style:text-underline-width="auto" style:text-underline-color="font-color" fo:font-weight="bold" style:font-weight-asian="bold" style:font-weight-complex="bold"/>
    </style:style>
    <style:style style:name="P50" style:family="paragraph" style:parent-style-name="Standard">
      <style:text-properties officeooo:paragraph-rsid="0016ce4c"/>
    </style:style>
    <style:style style:name="P51" style:family="paragraph" style:parent-style-name="Standard">
      <style:text-properties officeooo:paragraph-rsid="0019c262"/>
    </style:style>
    <style:style style:name="P52" style:family="paragraph" style:parent-style-name="Standard">
      <style:paragraph-properties fo:text-align="start" style:justify-single-word="false"/>
      <style:text-properties officeooo:paragraph-rsid="001bc06e"/>
    </style:style>
    <style:style style:name="P53" style:family="paragraph" style:parent-style-name="Standard" style:list-style-name="L1">
      <style:paragraph-properties fo:text-align="justify" style:justify-single-word="false"/>
      <style:text-properties style:font-name="DejaVu Sans" fo:font-size="9pt" fo:font-style="normal" officeooo:rsid="000e0c25" officeooo:paragraph-rsid="000e0c25" style:font-size-asian="9pt" style:font-style-asian="normal" style:font-size-complex="9pt" style:font-style-complex="normal"/>
    </style:style>
    <style:style style:name="P54" style:family="paragraph" style:parent-style-name="Standard" style:list-style-name="L2">
      <style:text-properties style:font-name="DejaVu Sans" fo:font-size="9pt" officeooo:rsid="000e0c25" officeooo:paragraph-rsid="000e0c25" style:font-size-asian="9pt" style:font-size-complex="9pt"/>
    </style:style>
    <style:style style:name="P55" style:family="paragraph" style:parent-style-name="Standard" style:list-style-name="L3">
      <style:text-properties style:font-name="DejaVu Sans" fo:font-size="9pt" officeooo:rsid="000e0c25" officeooo:paragraph-rsid="000e0c25" style:font-size-asian="9pt" style:font-size-complex="9pt"/>
    </style:style>
    <style:style style:name="P56" style:family="paragraph" style:parent-style-name="Standard" style:list-style-name="L4">
      <style:text-properties style:font-name="DejaVu Sans" fo:font-size="9pt" officeooo:rsid="000f27a2" officeooo:paragraph-rsid="000f27a2" style:font-size-asian="9pt" style:font-size-complex="9pt"/>
    </style:style>
    <style:style style:name="P57" style:family="paragraph" style:parent-style-name="Standard" style:list-style-name="L5">
      <style:paragraph-properties fo:text-align="justify" style:justify-single-word="false"/>
      <style:text-properties officeooo:paragraph-rsid="00154366"/>
    </style:style>
    <style:style style:name="P58" style:family="paragraph" style:parent-style-name="Standard">
      <style:text-properties officeooo:paragraph-rsid="0024147c"/>
    </style:style>
    <style:style style:name="T1" style:family="text">
      <style:text-properties officeooo:rsid="000e0c25"/>
    </style:style>
    <style:style style:name="T2" style:family="text">
      <style:text-properties fo:font-weight="bold" style:font-weight-asian="bold" style:font-weight-complex="bold"/>
    </style:style>
    <style:style style:name="T3" style:family="text">
      <style:text-properties fo:font-weight="bold" officeooo:rsid="000f27a2" style:font-weight-asian="bold" style:font-weight-complex="bold"/>
    </style:style>
    <style:style style:name="T4" style:family="text">
      <style:text-properties fo:font-weight="bold" officeooo:rsid="0010ec2e" style:font-weight-asian="bold" style:font-weight-complex="bold"/>
    </style:style>
    <style:style style:name="T5" style:family="text">
      <style:text-properties style:font-name="DejaVu Sans" fo:font-size="9pt" style:font-size-asian="9pt" style:font-size-complex="9pt"/>
    </style:style>
    <style:style style:name="T6" style:family="text">
      <style:text-properties style:font-name="DejaVu Sans" fo:font-size="9pt" officeooo:rsid="000e0c25" style:font-size-asian="9pt" style:font-size-complex="9pt"/>
    </style:style>
    <style:style style:name="T7" style:family="text">
      <style:text-properties style:font-name="DejaVu Sans" fo:font-size="9pt" officeooo:rsid="000f27a2" style:font-size-asian="9pt" style:font-size-complex="9pt"/>
    </style:style>
    <style:style style:name="T8" style:family="text">
      <style:text-properties style:font-name="DejaVu Sans" fo:font-size="9pt" officeooo:rsid="000ff523" style:font-size-asian="9pt" style:font-size-complex="9pt"/>
    </style:style>
    <style:style style:name="T9" style:family="text">
      <style:text-properties style:font-name="DejaVu Sans" fo:font-size="9pt" officeooo:rsid="0010ec2e" style:font-size-asian="9pt" style:font-size-complex="9pt"/>
    </style:style>
    <style:style style:name="T10" style:family="text">
      <style:text-properties style:font-name="DejaVu Sans" fo:font-size="9pt" officeooo:rsid="001213c0" style:font-size-asian="9pt" style:font-size-complex="9pt"/>
    </style:style>
    <style:style style:name="T11" style:family="text">
      <style:text-properties style:font-name="DejaVu Sans" fo:font-size="9pt" officeooo:rsid="0012fd6f" style:font-size-asian="9pt" style:font-size-complex="9pt"/>
    </style:style>
    <style:style style:name="T12" style:family="text">
      <style:text-properties style:font-name="DejaVu Sans" fo:font-size="9pt" officeooo:rsid="001007e7" style:font-size-asian="9pt" style:font-size-complex="9pt"/>
    </style:style>
    <style:style style:name="T13" style:family="text">
      <style:text-properties style:font-name="DejaVu Sans" fo:font-size="9pt" officeooo:rsid="00142e27" style:font-size-asian="9pt" style:font-size-complex="9pt"/>
    </style:style>
    <style:style style:name="T14" style:family="text">
      <style:text-properties style:font-name="DejaVu Sans" fo:font-size="9pt" officeooo:rsid="00154366" style:font-size-asian="9pt" style:font-size-complex="9pt"/>
    </style:style>
    <style:style style:name="T15" style:family="text">
      <style:text-properties style:font-name="DejaVu Sans" fo:font-size="9pt" officeooo:rsid="0016ce4c" style:font-size-asian="9pt" style:font-size-complex="9pt"/>
    </style:style>
    <style:style style:name="T16" style:family="text">
      <style:text-properties style:font-name="DejaVu Sans" fo:font-size="9pt" officeooo:rsid="0019c262" style:font-size-asian="9pt" style:font-size-complex="9pt"/>
    </style:style>
    <style:style style:name="T17" style:family="text">
      <style:text-properties style:font-name="DejaVu Sans" fo:font-size="9pt" officeooo:rsid="0021d414" style:font-size-asian="9pt" style:font-size-complex="9pt"/>
    </style:style>
    <style:style style:name="T18" style:family="text">
      <style:text-properties style:font-name="DejaVu Sans" fo:font-size="9pt" fo:font-weight="normal" style:font-size-asian="9pt" style:font-weight-asian="normal" style:font-size-complex="9pt" style:font-weight-complex="normal"/>
    </style:style>
    <style:style style:name="T19" style:family="text">
      <style:text-properties style:font-name="DejaVu Sans" fo:font-size="9pt" fo:font-weight="normal" officeooo:rsid="000f27a2" style:font-size-asian="9pt" style:font-weight-asian="normal" style:font-size-complex="9pt" style:font-weight-complex="normal"/>
    </style:style>
    <style:style style:name="T20" style:family="text">
      <style:text-properties style:font-name="DejaVu Sans" fo:font-size="9pt" fo:font-weight="normal" officeooo:rsid="000ff523" style:font-size-asian="9pt" style:font-weight-asian="normal" style:font-size-complex="9pt" style:font-weight-complex="normal"/>
    </style:style>
    <style:style style:name="T21" style:family="text">
      <style:text-properties style:font-name="DejaVu Sans" fo:font-size="9pt" fo:font-weight="normal" officeooo:rsid="001213c0" style:font-size-asian="9pt" style:font-weight-asian="normal" style:font-size-complex="9pt" style:font-weight-complex="normal"/>
    </style:style>
    <style:style style:name="T22" style:family="text">
      <style:text-properties style:font-name="DejaVu Sans" fo:font-size="9pt" fo:font-weight="normal" officeooo:rsid="001007e7" style:font-size-asian="9pt" style:font-weight-asian="normal" style:font-size-complex="9pt" style:font-weight-complex="normal"/>
    </style:style>
    <style:style style:name="T23" style:family="text">
      <style:text-properties style:font-name="DejaVu Sans" fo:font-size="9pt" fo:font-weight="normal" officeooo:rsid="0019c262" style:font-size-asian="9pt" style:font-weight-asian="normal" style:font-size-complex="9pt" style:font-weight-complex="normal"/>
    </style:style>
    <style:style style:name="T24" style:family="text">
      <style:text-properties style:font-name="DejaVu Sans" fo:font-size="9pt" fo:font-weight="normal" officeooo:rsid="001bc06e" style:font-size-asian="9pt" style:font-weight-asian="normal" style:font-size-complex="9pt" style:font-weight-complex="normal"/>
    </style:style>
    <style:style style:name="T25" style:family="text">
      <style:text-properties style:font-name="DejaVu Sans" fo:font-size="9pt" fo:font-weight="normal" officeooo:rsid="001d8a87" style:font-size-asian="9pt" style:font-weight-asian="normal" style:font-size-complex="9pt" style:font-weight-complex="normal"/>
    </style:style>
    <style:style style:name="T26" style:family="text">
      <style:text-properties style:font-name="DejaVu Sans" fo:font-size="9pt" fo:font-weight="normal" officeooo:rsid="0021d414" style:font-size-asian="9pt" style:font-weight-asian="normal" style:font-size-complex="9pt" style:font-weight-complex="normal"/>
    </style:style>
    <style:style style:name="T27" style:family="text">
      <style:text-properties style:font-name="DejaVu Sans" fo:font-size="9pt" fo:font-weight="normal" officeooo:rsid="002335d4" style:font-size-asian="9pt" style:font-weight-asian="normal" style:font-size-complex="9pt" style:font-weight-complex="normal"/>
    </style:style>
    <style:style style:name="T28" style:family="text">
      <style:text-properties style:font-name="DejaVu Sans" fo:font-size="9pt" fo:font-weight="bold" officeooo:rsid="0010ec2e" style:font-size-asian="9pt" style:font-weight-asian="bold" style:font-size-complex="9pt" style:font-weight-complex="bold"/>
    </style:style>
    <style:style style:name="T29" style:family="text">
      <style:text-properties style:font-name="DejaVu Sans" fo:font-size="9pt" fo:font-weight="bold" officeooo:rsid="001007e7" style:font-size-asian="9pt" style:font-weight-asian="bold" style:font-size-complex="9pt" style:font-weight-complex="bold"/>
    </style:style>
    <style:style style:name="T30" style:family="text">
      <style:text-properties style:font-name="DejaVu Sans" fo:font-size="9pt" fo:font-weight="bold" officeooo:rsid="00142e27" style:font-size-asian="9pt" style:font-weight-asian="bold" style:font-size-complex="9pt" style:font-weight-complex="bold"/>
    </style:style>
    <style:style style:name="T31" style:family="text">
      <style:text-properties style:font-name="DejaVu Sans" fo:font-size="9pt" fo:font-style="normal" officeooo:rsid="000e0c25" style:font-size-asian="9pt" style:font-style-asian="normal" style:font-size-complex="9pt" style:font-style-complex="normal"/>
    </style:style>
    <style:style style:name="T32" style:family="text">
      <style:text-properties style:font-name="DejaVu Sans" fo:font-size="9pt" fo:font-style="normal" officeooo:rsid="0019c262" style:font-size-asian="9pt" style:font-style-asian="normal" style:font-size-complex="9pt" style:font-style-complex="normal"/>
    </style:style>
    <style:style style:name="T33" style:family="text">
      <style:text-properties style:font-name="DejaVu Sans" fo:font-size="9pt" fo:font-style="normal" officeooo:rsid="002335d4" style:font-size-asian="9pt" style:font-style-asian="normal" style:font-size-complex="9pt" style:font-style-complex="normal"/>
    </style:style>
    <style:style style:name="T34" style:family="text">
      <style:text-properties style:font-name="DejaVu Sans" fo:font-size="9pt" fo:font-style="normal" officeooo:rsid="0024147c" style:font-size-asian="9pt" style:font-style-asian="normal" style:font-size-complex="9pt" style:font-style-complex="normal"/>
    </style:style>
    <style:style style:name="T35" style:family="text">
      <style:text-properties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36" style:family="text">
      <style:text-properties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37" style:family="text">
      <style:text-properties style:font-name="DejaVu Sans" fo:font-size="9pt" fo:font-style="italic" fo:font-weight="normal" officeooo:rsid="002335d4" style:font-size-asian="9pt" style:font-style-asian="italic" style:font-weight-asian="normal" style:font-size-complex="9pt" style:font-style-complex="italic" style:font-weight-complex="normal"/>
    </style:style>
    <style:style style:name="T38" style:family="text">
      <style:text-properties style:font-name="DejaVu Sans" fo:font-size="9pt" style:text-underline-style="solid" style:text-underline-width="auto" style:text-underline-color="font-color" fo:font-weight="normal" style:font-size-asian="9pt" style:font-weight-asian="normal" style:font-size-complex="9pt" style:font-weight-complex="normal"/>
    </style:style>
    <style:style style:name="T39" style:family="text">
      <style:text-properties style:font-name="DejaVu Sans" fo:font-size="9pt" style:text-underline-style="solid" style:text-underline-width="auto" style:text-underline-color="font-color" fo:font-weight="normal" officeooo:rsid="001bc06e" style:font-size-asian="9pt" style:font-weight-asian="normal" style:font-size-complex="9pt" style:font-weight-complex="normal"/>
    </style:style>
    <style:style style:name="T40" style:family="text">
      <style:text-properties officeooo:rsid="000f27a2"/>
    </style:style>
    <style:style style:name="T41" style:family="text">
      <style:text-properties officeooo:rsid="001007e7"/>
    </style:style>
    <style:style style:name="T42" style:family="text">
      <style:text-properties officeooo:rsid="0010ec2e"/>
    </style:style>
    <style:style style:name="T43" style:family="text">
      <style:text-properties fo:font-weight="normal" style:font-weight-asian="normal" style:font-weight-complex="normal"/>
    </style:style>
    <style:style style:name="T44" style:family="text">
      <style:text-properties officeooo:rsid="001213c0"/>
    </style:style>
    <style:style style:name="T45" style:family="text">
      <style:text-properties officeooo:rsid="0012fd6f"/>
    </style:style>
    <style:style style:name="T46" style:family="text">
      <style:text-properties officeooo:rsid="00142e27"/>
    </style:style>
    <style:style style:name="T47" style:family="text">
      <style:text-properties fo:color="#000000"/>
    </style:style>
    <style:style style:name="T48" style:family="text">
      <style:text-properties fo:color="#000000" officeooo:rsid="0010ec2e"/>
    </style:style>
    <style:style style:name="T49" style:family="text">
      <style:text-properties fo:color="#bf0041"/>
    </style:style>
    <style:style style:name="T50" style:family="text">
      <style:text-properties officeooo:rsid="00154366"/>
    </style:style>
    <style:style style:name="T51" style:family="text">
      <style:text-properties officeooo:rsid="0016ce4c"/>
    </style:style>
    <style:style style:name="T52" style:family="text">
      <style:text-properties officeooo:rsid="0019c262"/>
    </style:style>
    <style:style style:name="T53" style:family="text">
      <style:text-properties fo:font-style="normal" style:font-style-asian="normal" style:font-style-complex="normal"/>
    </style:style>
    <style:style style:name="T54" style:family="text">
      <style:text-properties fo:font-style="normal" officeooo:rsid="000e0c25" style:font-style-asian="normal" style:font-style-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style:text-underline-style="solid" style:text-underline-width="auto" style:text-underline-color="font-color"/>
    </style:style>
    <style:style style:name="T57" style:family="text">
      <style:text-properties fo:color="#ff0000"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58" style:family="text">
      <style:text-properties fo:color="#ff0000"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59" style:family="text">
      <style:text-properties officeooo:rsid="002335d4"/>
    </style:style>
    <style:style style:name="T60" style:family="text">
      <style:text-properties officeooo:rsid="0024147c"/>
    </style:style>
    <style:style style:name="T61" style:family="text">
      <style:text-properties fo:font-style="italic" style:font-style-asian="italic" style:font-style-complex="italic"/>
    </style:style>
    <style:style style:name="T62" style:family="text">
      <style:text-properties fo:font-style="italic" officeooo:rsid="0024147c" style:font-style-asian="italic" style:font-style-complex="italic"/>
    </style:style>
    <style:style style:name="T63" style:family="text">
      <style:text-properties fo:font-size="7pt" fo:font-style="italic" style:font-size-asian="7pt" style:font-style-asian="italic" style:font-size-complex="7pt" style:font-style-complex="italic"/>
    </style:style>
    <style:style style:name="T64" style:family="text">
      <style:text-properties fo:font-size="7pt" fo:font-style="italic" officeooo:rsid="0024147c" style:font-size-asian="7pt" style:font-style-asian="italic" style:font-size-complex="7pt" style:font-style-complex="italic"/>
    </style:style>
    <style:style style:name="T65" style:family="text">
      <style:text-properties fo:font-size="8pt" fo:font-style="italic" style:font-size-asian="8pt" style:font-style-asian="italic" style:font-size-complex="8pt" style:font-style-complex="italic"/>
    </style:style>
    <style:style style:name="T66" style:family="text">
      <style:text-properties fo:font-size="8pt" fo:font-style="italic" officeooo:rsid="0024147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6">README : </text:span>Pipeline SNAKEMAKE – <text:span text:style-name="T40">BLOC 2 - </text:span>Analyse des données ATACseq 2020-2021</text:p>
      <text:p text:style-name="P44">Laëtitia Racine – Juin 2021</text:p>
      <text:p text:style-name="P1"/>
      <text:p text:style-name="P26"/>
      <text:p text:style-name="P27">L’analyse des données ATACseq a été séparé<text:span text:style-name="T42">e</text:span> en <text:span text:style-name="T43">3 blocs d’analyses.</text:span><text:span text:style-name="T2"> </text:span><text:span text:style-name="T47">Le premier bloc correspon</text:span>d au pipeline que Sophie effectuait en sortie de séquençage pour ob<text:span text:style-name="T47">tenir des .bam propre</text:span><text:span text:style-name="T48">s</text:span><text:span text:style-name="T47">. Le </text:span><text:span text:style-name="T49">deuxième bloc</text:span><text:span text:style-name="T47"> prend en entrée les fichiers .bam obtenus en sortie du bloc 1 et permet de créer les granges annotés ainsi que des graphiques de qualité (qc, nbreads, nbpeaks…). Le troisième bloc prend en entrée les fichiers grange_ann pour créer des graphiques d’analyses (volcano plot, homer…).</text:span></text:p>
      <text:p text:style-name="P1"/>
      <text:p text:style-name="P15">~~~~~~~~~~~~~~~~~~~~~~~~~~~~~~~~~~~~~~~~~~~~~~~~~~~~~~~~~~~~~~~</text:p>
      <text:p text:style-name="P1"/>
      <text:p text:style-name="P45"><text:span text:style-name="T3">BUT DU BLOC 2</text:span> </text:p>
      <text:p text:style-name="P1"/>
      <text:p text:style-name="P5">- Analyser la qualité des fichiers .bam. </text:p>
      <text:p text:style-name="P5">- Effectuer un downsampling sur les échantillons suivi d’un peak calling.</text:p>
      <text:p text:style-name="P5">- Faire l’indexing des .bam pour l’observation via IGV. </text:p>
      <text:p text:style-name="P5">- Créer des fichiers granges et les annoter.</text:p>
      <text:p text:style-name="P5">- Créer des reports qualité et les graphiques associés.</text:p>
      <text:p text:style-name="P5"/>
      <text:p text:style-name="P41"><text:span text:style-name="T7">Selon le </text:span><text:span text:style-name="T9">S</text:span><text:span text:style-name="T7">nakefile choisi, </text:span><text:span text:style-name="T12">on peut procéder l’analyse </text:span><text:span text:style-name="T9">de bout en bout </text:span><text:span text:style-name="T12">sur </text:span><text:span text:style-name="T29">donneurs séparés </text:span><text:span text:style-name="T21">(Snakefile_separated_</text:span><text:span text:style-name="T26">bloc2</text:span><text:span text:style-name="T21">)</text:span><text:span text:style-name="T22"> </text:span><text:span text:style-name="T12">ou en </text:span><text:span text:style-name="T29">fusionnant les donneurs</text:span><text:span text:style-name="T12"> </text:span><text:span text:style-name="T10">sur les .bam (Snakefile_merged_</text:span><text:span text:style-name="T17">bloc2</text:span><text:span text:style-name="T10">)</text:span><text:span text:style-name="T12">. Il est également possible de </text:span><text:span text:style-name="T29">tester différents </text:span><text:span text:style-name="T30">seuils </text:span><text:span text:style-name="T12">sur le nombre de reads/peak </text:span><text:span text:style-name="T9">accepté</text:span><text:span text:style-name="T12">. </text:span></text:p>
      <text:p text:style-name="P10"/>
      <text:p text:style-name="P1">Tous les outputs <text:span text:style-name="T41">en reports et graphiques </text:span>possibles sont indiqués dans le rule_all <text:span text:style-name="T46">des Snakefile.</text:span></text:p>
      <text:p text:style-name="P1"/>
      <text:p text:style-name="P15">~~~~~~~~~~~~~~~~~~~~~~~~~~~~~~~~~~~~~~~~~~~~~~~~~~~~~~~~~~~~~~~</text:p>
      <text:p text:style-name="P1"/>
      <text:p text:style-name="P46">EQUIPEMENT NECESSAIRE</text:p>
      <text:p text:style-name="P21"/>
      <text:p text:style-name="P1">- <text:span text:style-name="T1">environnement linux</text:span></text:p>
      <text:p text:style-name="P1">- <text:span text:style-name="T1">miniconda</text:span></text:p>
      <text:p text:style-name="P1"/>
      <text:p text:style-name="P28"><text:span text:style-name="T44">L</text:span>’environnement de travail contenant tous les packages nécessaires au déroulement du pipeline <text:s/>se créé automatiquement à partir d’un fichier yaml fourni <text:span text:style-name="T42">en entrée </text:span>avec le snakefile. </text:p>
      <text:p text:style-name="P1"/>
      <text:p text:style-name="P15">~~~~~~~~~~~~~~~~~~~~~~~~~~~~~~~~~~~~~~~~~~~~~~~~~~~~~~~~~~~~~~~</text:p>
      <text:p text:style-name="P15"/>
      <text:p text:style-name="P46">ARBORESCENCE DES FICHIERS D’ENTREE </text:p>
      <text:p text:style-name="P21"/>
      <text:p text:style-name="P37"><text:span text:style-name="T6">L’environnement de travail est stocké dans un dépôt git. </text:span><text:span text:style-name="T10">Il peut être chargé directement à partir du dépôt ou recréé en suivant l’arborescence ci-dessous</text:span><text:span text:style-name="T6">: </text:span></text:p>
      <text:p text:style-name="P2"/>
      <text:p text:style-name="P2">- <text:s/>A_In<text:span text:style-name="T44">i</text:span>tial_data</text:p>
      <text:list xml:id="list4018553544" text:style-name="L1">
        <text:list-item>
          <text:p text:style-name="P53">Lien vers un dossier externe au git/<text:span text:style-name="T44">dossier de travail</text:span> comprenant les données brutes <text:span text:style-name="T44">(.</text:span>bam dans un sous-dossier bam_files et <text:span text:style-name="T63">Annotation_TSS_pm1kb_int_ex_53utr_ctcf_cpg_</text:span><text:span text:style-name="T64">woT</text:span><text:span text:style-name="T63">histo_</text:span><text:span text:style-name="T64">FANTOM5_prom_</text:span><text:span text:style-name="T63">gr.rda.</text:span><text:span text:style-name="T44">). Pour créer le lien, il suffit </text:span><text:span text:style-name="T45">d</text:span><text:span text:style-name="T44">’ouvrir un terminal et de taper : ln -s CheminCible NomLien.</text:span></text:p>
        </text:list-item>
      </text:list>
      <text:p text:style-name="P2">- B_Environments</text:p>
      <text:list xml:id="list4135276257" text:style-name="L2">
        <text:list-item>
          <text:p text:style-name="P54">ATACMetabo_main_env.yaml</text:p>
        </text:list-item>
        <text:list-item>
          <text:p text:style-name="P54">ATACMetabo_main_env.locked.yaml</text:p>
        </text:list-item>
      </text:list>
      <text:p text:style-name="P2">- C_Scripts</text:p>
      <text:list xml:id="list784408702" text:style-name="L3">
        <text:list-item>
          <text:p text:style-name="P55">annotate_grange.R</text:p>
        </text:list-item>
        <text:list-item>
          <text:p text:style-name="P55">broadPeak_to_csv.R</text:p>
        </text:list-item>
        <text:list-item>
          <text:p text:style-name="P55">Granges.R</text:p>
        </text:list-item>
        <text:list-item>
          <text:p text:style-name="P55">peaks_featureCounts.R</text:p>
        </text:list-item>
        <text:list-item>
          <text:p text:style-name="P55">peaks_filter.R</text:p>
        </text:list-item>
        <text:list-item>
          <text:p text:style-name="P55">peaks_report.R</text:p>
        </text:list-item>
        <text:list-item>
          <text:p text:style-name="P55">report_plots_merged.R</text:p>
        </text:list-item>
        <text:list-item>
          <text:p text:style-name="P55">report_plots_separated.R</text:p>
        </text:list-item>
      </text:list>
      <text:p text:style-name="P2">- E_Documentation</text:p>
      <text:list xml:id="list882447087" text:style-name="L4">
        <text:list-item>
          <text:p text:style-name="P56">Contient des documents d’explications du pipeline. </text:p>
        </text:list-item>
      </text:list>
      <text:p text:style-name="P3">Snakefile_merged_<text:span text:style-name="T59">bloc2</text:span></text:p>
      <text:p text:style-name="P3">Snakefile_separated_<text:span text:style-name="T59">bloc2</text:span></text:p>
      <text:p text:style-name="P3">analysis_choice.csv</text:p>
      <text:p text:style-name="P3"/>
      <text:p text:style-name="P17">L’arborescence finale contiendra en plus un dossier D_Analysis. Ce dossier est en effet créé automatiquement lors du lancement du snakefile pour y stocker les résultats.</text:p>
      <text:p text:style-name="P4">- D_Analysis</text:p>
      <text:list xml:id="list333527590" text:style-name="L5">
        <text:list-item>
          <text:list>
            <text:list-item>
              <text:p text:style-name="P57"><text:soft-page-break/><text:span text:style-name="T11">bam </text:span><text:span text:style-name="T7">: </text:span><text:span text:style-name="T13">contient les </text:span><text:span text:style-name="T11">lien</text:span><text:span text:style-name="T13">s</text:span><text:span text:style-name="T11"> </text:span><text:span text:style-name="T13">vers le fichiers bruts </text:span><text:span text:style-name="T11">avec des noms c</text:span><text:span text:style-name="T13">ourts contenant timing, donneur et condition, les .qc des bams et les .bai et .nbreads des fichiers avant downsampling.</text:span></text:p>
            </text:list-item>
            <text:list-item>
              <text:p text:style-name="P57"><text:span text:style-name="T7">downsampled_bam : </text:span><text:span text:style-name="T11">contient les </text:span><text:span text:style-name="T13">downsampled.</text:span><text:span text:style-name="T11">bam, les .bai et les .nbreads </text:span><text:span text:style-name="T13">après downsampling.</text:span></text:p>
            </text:list-item>
            <text:list-item>
              <text:p text:style-name="P57"><text:span text:style-name="T7">genomic_ranges : </text:span><text:span text:style-name="T11">contient les genomic ranges </text:span><text:span text:style-name="T14">(gr.rds) annotés et </text:span><text:span text:style-name="T11">non annotés,</text:span><text:span text:style-name="T14"> et les</text:span><text:span text:style-name="T11"> </text:span><text:span text:style-name="T14">tableaux</text:span><text:span text:style-name="T11"> .csv </text:span><text:span text:style-name="T14">annotés et non annotés</text:span></text:p>
            </text:list-item>
            <text:list-item>
              <text:p text:style-name="P57"><text:span text:style-name="T7">macs2_output : </text:span><text:span text:style-name="T11">contient tous les fichiers créés par l’outil macs2 autour de broadPeak, </text:span><text:span text:style-name="T14">les fichiers équivalent au broakPeak mais au format csv ainsi que les fichiers readcount.</text:span></text:p>
            </text:list-item>
            <text:list-item>
              <text:p text:style-name="P57"><text:span text:style-name="T7">reports : </text:span><text:span text:style-name="T11">contient tous les fichiers report.csv ainsi que les graphiques .png et/ou .pdf associés.</text:span></text:p>
            </text:list-item>
            <text:list-item>
              <text:p text:style-name="P57"><text:span text:style-name="T11">t</text:span><text:span text:style-name="T7">ouch : </text:span><text:span text:style-name="T11">fichiers nécessaires au déroulement correct du </text:span><text:span text:style-name="T7">p</text:span><text:span text:style-name="T11">ipeline. </text:span><text:span text:style-name="T14">A effacer </text:span><text:span text:style-name="T11">quand plus besoin de faire tourner le pipeline. </text:span></text:p>
            </text:list-item>
          </text:list>
        </text:list-item>
      </text:list>
      <text:p text:style-name="P3"/>
      <text:p text:style-name="P15">~~~~~~~~~~~~~~~~~~~~~~~~~~~~~~~~~~~~~~~~~~~~~~~~~~~~~~~~~~~~~~~</text:p>
      <text:p text:style-name="P1"/>
      <text:p text:style-name="P47">FICHIERS DE SORTIE <text:span text:style-name="T41">POSSIBLES</text:span></text:p>
      <text:p text:style-name="P22"/>
      <text:p text:style-name="P11">Lorsqu’on lance le snakefile, on peut choisir les outputs souhaités (reports/graphiques) via le rule_all. </text:p>
      <text:p text:style-name="P11"/>
      <text:p text:style-name="P11">Les reports pouvant être créés par le snakefile sont les suivants :</text:p>
      <text:p text:style-name="P12">- <text:span text:style-name="T2">qc_report.csv</text:span> : contient les résultats de l’analyse samtools flagstat portant sur la qualité de séquençage des fichiers .bam. <text:span text:style-name="T50">QCP pour QC passed et QCF pour QC failed. Normalement, les QC failed ont été enlevés de l’analyse dans le bloc 1. </text:span></text:p>
      <text:p text:style-name="P11">- <text:span text:style-name="T2">nbreads_report.csv </text:span>: contient le nombre de reads total <text:span text:style-name="T50">par échantillon </text:span>avant downsampling et après downsampling.</text:p>
      <text:p text:style-name="P11">- <text:span text:style-name="T2">nbpeaks_per_chromosome_report.csv </text:span>:<text:span text:style-name="T51">contient pour chaque échantillon la liste des chromosomes représentés et le nombre de peaks correspondant, en fonction du threshold appliqués. Il est assez rare, mais tout de même possible, que des chromosomes disparaissent de la liste après application de threshold car il n’y a plus de peaks acceptés à l’intérieur. </text:span></text:p>
      <text:p text:style-name="P43"><text:span text:style-name="T9">- </text:span><text:span text:style-name="T28">nbpeaks_nbreads_long_report.csv </text:span><text:span text:style-name="T9">et </text:span><text:span text:style-name="T28">nbpeaks_nbreads_wide_report.csv</text:span><text:span text:style-name="T9"> : contiennent la même information mais présentée différemment. Le long_report est au bon format pour être utilisé sous R, c’est ce report qui permet de tracer des graphiques. Le wide_report </text:span><text:span text:style-name="T15">est présenté pour une lecture directe du tableau, s</text:span><text:span text:style-name="T9">ans </text:span><text:span text:style-name="T15">nécessité absolue de </text:span><text:span text:style-name="T9">passer par les graphiques. Pour </text:span><text:span text:style-name="T15">chaque échantillon et pour chaque threshold, on a la liste de peaks détectés ainsi que le chromosome auquel ils correspondent et leur nombre de read associé. </text:span></text:p>
      <text:p text:style-name="P10">- <text:span text:style-name="T4">nbpeaks_report.csv </text:span><text:span text:style-name="T42">:</text:span><text:span text:style-name="T50">contient pour chaque échantillon, le nombre de p</text:span><text:span text:style-name="T51">e</text:span><text:span text:style-name="T50">aks, le nombre moyen de reads par peak ainsi que le pourcentage de peaks perdus en fonction du threshold appliqué sur le nombre de reads/peak. </text:span></text:p>
      <text:p text:style-name="P10"/>
      <text:p text:style-name="P13">Pour les graphiques, leur nom renseigne sur ce qu’ils contiennent : </text:p>
      <text:p text:style-name="P13">nom du report_<text:span text:style-name="T51">f</text:span>ormat du graphique -information représentée</text:p>
      <text:p text:style-name="P11"><text:span text:style-name="T51">Attention toutefois, t</text:span>ous les formats <text:span text:style-name="T51">de graphique </text:span>ne sont pas utilisables pour tous les reports. Il faut se référer à la liste disponible dans le rule_all <text:span text:style-name="T51">pour savoir quel graphique il est possible de tracer</text:span>. </text:p>
      <text:p text:style-name="P18">Voici une liste des formats proposés : </text:p>
      <text:p text:style-name="P50"><text:span text:style-name="T9">- hist_donor (donneurs séparés) : </text:span><text:span text:style-name="T15">histogramme en facet sur les donneurs (un graphique par donneur)</text:span></text:p>
      <text:p text:style-name="P50"><text:span text:style-name="T15">-</text:span><text:span text:style-name="T9"> hist_time (donneurs séparés) : </text:span><text:span text:style-name="T15">histogramme en facet sur les temps (un graphique par temps)</text:span></text:p>
      <text:p text:style-name="P11">- hist (donneurs fusionnés) : <text:span text:style-name="T51">histogramme sans facet</text:span></text:p>
      <text:p text:style-name="P36"/>
      <text:p text:style-name="P11">- line_cond (donneurs séparés) : <text:span text:style-name="T51">nuage de point et ligne en facet sur les donneurs</text:span></text:p>
      <text:p text:style-name="P11">- line_time (donneurs séparés) : <text:span text:style-name="T51">nuage de point et ligne en facet sur les temps</text:span></text:p>
      <text:p text:style-name="P43"><text:span text:style-name="T9">- line (donneurs fusionnés) : </text:span><text:span text:style-name="T15">nuage de point et ligne en facet sur les conditions</text:span></text:p>
      <text:p text:style-name="P36"/>
      <text:p text:style-name="P11">- chrom_single (deux analyses) : <text:span text:style-name="T51">un graphique par chromosome, on a donc 25 graphiques</text:span></text:p>
      <text:p text:style-name="P11">- chrom_multi (deux analyses) : <text:span text:style-name="T51">tous les chromosomes sur même graphique, un graphique par échantillon</text:span></text:p>
      <text:p text:style-name="P36"/>
      <text:p text:style-name="P43"><text:span text:style-name="T9">- freq  (deux analyses) : </text:span><text:span text:style-name="T15">distribution du nombre de reads par peak</text:span></text:p>
      <text:p text:style-name="P19"/>
      <text:p text:style-name="P15">~~~~~~~~~~~~~~~~~~~~~~~~~~~~~~~~~~~~~~~~~~~~~~~~~~~~~~~~~~~~~~~</text:p>
      <text:p text:style-name="P15"/>
      <text:p text:style-name="P49"><text:span text:style-name="T8">EXPLICATION DU PIPELINE</text:span><text:span text:style-name="T5"> </text:span></text:p>
      <text:p text:style-name="P1"/>
      <text:p text:style-name="P6">- Le fichier analysis_choice.csv permet de choisir les échantillons à analyser. Un exemple est disponible dans le dossier E_Documentation <text:span text:style-name="T52">(analysis_choice_example.csv)</text:span>.</text:p>
      <text:p text:style-name="P7">- L’explication des rules du snakefile est disponible dans le document <text:span text:style-name="T52">Explication_Snakefile</text:span>. <text:span text:style-name="T46">Le documentation a été créé à partir du Snakefile_merged_</text:span><text:span text:style-name="T59">bloc2</text:span><text:span text:style-name="T46"> mais s’applique au</text:span><text:span text:style-name="T52">x règles du</text:span><text:span text:style-name="T46"> Snakefile_separated_</text:span><text:span text:style-name="T59">bloc2</text:span><text:span text:style-name="T46"> car les documents sont très proches. </text:span></text:p>
      <text:p text:style-name="P8">- Les scripts R sont commentés entre les lignes de code lorsque c’est nécessaire.</text:p>
      <text:p text:style-name="P9"/>
      <text:p text:style-name="P15">~~~~~~~~~~~~~~~~~~~~~~~~~~~~~~~~~~~~~~~~~~~~~~~~~~~~~~~~~~~~~~~</text:p>
      <text:p text:style-name="P1"/>
      <text:p text:style-name="P47">LANCEMENT DU PIPELINE </text:p>
      <text:p text:style-name="P22"><text:soft-page-break/></text:p>
      <text:p text:style-name="P23">Préparation de l’espace de travail et choix d’analyses </text:p>
      <text:p text:style-name="P34">- Créer un dossier de travail en suivant l’arborescence décrite ou le charger depuis le git.</text:p>
      <text:p text:style-name="P35">- Mettre tous les fichiers bruts .bam ainsi que le tableau d’annotations dans un dossier raw data externe au dossier de travail et faire un lien vers ce dossier dans le dossier de travail nommé A_Initial_data</text:p>
      <text:p text:style-name="P34">- Vérifier que tous les fichiers d’entrée sont correctement rangés dans l’arborescence.</text:p>
      <text:p text:style-name="P38"><text:span text:style-name="T19">- Choisir le mode </text:span><text:span text:style-name="T24">de </text:span><text:span text:style-name="T19">travail (donneurs séparés ou fusionnés) et ouvrir le Snakefile correspondant.</text:span></text:p>
      <text:p text:style-name="P38"><text:span text:style-name="T19">- Indiquer les threshold</text:span><text:span text:style-name="T23">s</text:span><text:span text:style-name="T19"> souhaités pour le nombre de reads par peak  dans la variable THRESHOLD_TO_TEST en haut du Snakefile (ligne 9) </text:span><text:span text:style-name="T24">et enregistrer le fichier.</text:span></text:p>
      <text:p text:style-name="P38"><text:span text:style-name="T19">- Commenter/Décommenter (ctrl+alt+/) les outputs souhaités dans la rule_all </text:span><text:span text:style-name="T24">et enregistrer le fichier.</text:span></text:p>
      <text:p text:style-name="P52"><text:span text:style-name="T19">- </text:span><text:span text:style-name="T20">Remplir le fichier analysis_choice.csv </text:span><text:span text:style-name="T23">(ou le créer à partir de l’exemple disponible dans E_Documentation)</text:span><text:span text:style-name="T20"> en indiquant TRUE/FALSE dans la colonne INCLUDED selon l’analyse souhaitée. </text:span></text:p>
      <text:p text:style-name="P52"><text:span text:style-name="T57">!!! ATTENTION, étape importante </text:span><text:span text:style-name="T58">=&gt; l</text:span><text:span text:style-name="T57">a valeur de downsampling et donc les résultats finaux peuvent varier selon les échantillons sélectionnés !!! </text:span></text:p>
      <text:p text:style-name="P34">- Ouvrir un terminal depuis le dossier de travail.</text:p>
      <text:p text:style-name="P34"/>
      <text:p text:style-name="P23">Lancement du script </text:p>
      <text:p text:style-name="P42"><text:span text:style-name="T35">Pour tous les exemples suivants, on utilisera Snakefile_separated _</text:span><text:span text:style-name="T37">bloc2 </text:span><text:span text:style-name="T35">et cores 12 mais on peut évidemment utiliser </text:span><text:span text:style-name="T36">plus/</text:span><text:span text:style-name="T35">moins de coeurs selon l’ordi</text:span><text:span text:style-name="T36">nateur disponible </text:span><text:span text:style-name="T35">et </text:span><text:span text:style-name="T36">les lignes de commandes s’appliquent également </text:span><text:span text:style-name="T35">pour Snakefile_merged_</text:span><text:span text:style-name="T37">bloc2</text:span><text:span text:style-name="T35">. </text:span></text:p>
      <text:p text:style-name="P30"/>
      <text:p text:style-name="P25">Pour faire tourner le script et copier l’affichage de la console dans un fichier texte : </text:p>
      <text:p text:style-name="P33">script Snakefile_separated_<text:span text:style-name="T59">bloc2_</text:span>_date.txt </text:p>
      <text:p text:style-name="P33">snakemake -s Snakefile_separated_<text:span text:style-name="T59">bloc2</text:span> --use-conda --cores 12--reason </text:p>
      <text:p text:style-name="P33">exit </text:p>
      <text:p text:style-name="P33"/>
      <text:p text:style-name="P39"><text:span text:style-name="T38">Pour faire un report  </text:span><text:span text:style-name="T39">du pipeline :</text:span></text:p>
      <text:p text:style-name="P33">snakemake -s Snakefile_separated_<text:span text:style-name="T59">bloc2</text:span> --use-conda --cores 12 --reason --report Snakefile_separated_<text:span text:style-name="T59">bloc2_</text:span> date.html</text:p>
      <text:p text:style-name="P33"/>
      <text:p text:style-name="P40"><text:span text:style-name="T18">Pour faire un dag </text:span><text:span text:style-name="T24">du pipeline :</text:span></text:p>
      <text:p text:style-name="P39"><text:span text:style-name="T18">s</text:span><text:span text:style-name="T25">nakemake -s Snakefile_separated_</text:span><text:span text:style-name="T27">bloc2</text:span><text:span text:style-name="T25"> –rulegraph | dot -Tpdf &gt; Snakefile_separated_</text:span><text:span text:style-name="T27">bloc2</text:span><text:span text:style-name="T25">_dag.pdf</text:span></text:p>
      <text:p text:style-name="P32"/>
      <text:p text:style-name="P32"/>
      <text:p text:style-name="P29">ATTENTION ! Il est possible de lancer plusieurs fois le même Snakefile dans le même dossier avec des choix différents dans analysis_choice.csv. Les fichiers seront recréés seulement si quelque chose change (si même valeur de downsampling, il n’est pas refait). Toutefois, si on souhaite lancer l’autre Snakefile, il faut travailler dans un nouveau dossier vide. </text:p>
      <text:p text:style-name="P14"/>
      <text:p text:style-name="P16">~~~~~~~~~~~~~~~~~~~~~~~~~~~~~~~~~~~~~~~~~~~~~~~~~~~~~~~~~~~~~~~</text:p>
      <text:p text:style-name="P14"/>
      <text:p text:style-name="P48">TRANSMETTRE LE PIPELINE </text:p>
      <text:p text:style-name="P20"/>
      <text:p text:style-name="P20"><text:span text:style-name="T56">Possibilité n°1</text:span> :</text:p>
      <text:p text:style-name="P20">- Fournir le lien du git pour qu’il puisse récupérer le dernier commit : il aura donc accès à tous les documents des dossiers B_Environments, C_Scripts, E_Documentation ainsi que les Snakefile_merged_<text:span text:style-name="T59">bloc2</text:span> et Snakefile_separated_<text:span text:style-name="T59">bloc2</text:span>.</text:p>
      <text:p text:style-name="P51"><text:span text:style-name="T16">- Envoyer le fichier </text:span><text:span text:style-name="T31">Annotation_TSS_pm1kb_int_ex_53utr_ctcf_cpg_</text:span><text:span text:style-name="T34">woT</text:span><text:span text:style-name="T31">histo_</text:span><text:span text:style-name="T34">FANTOM5_prom_</text:span><text:span text:style-name="T31">gr.rda.</text:span></text:p>
      <text:p text:style-name="P20"><text:span text:style-name="T54">- </text:span><text:span text:style-name="T53">Dire de suivre ce document pour remplir son fichier analysis_choice.csv et lancer le pipeline.</text:span></text:p>
      <text:p text:style-name="P31"/>
      <text:p text:style-name="P20"><text:span text:style-name="T55">Possibilité n°2</text:span><text:span text:style-name="T53"> : </text:span></text:p>
      <text:p text:style-name="P31">- Envoyer les documents contenus dans les dossiers <text:s/>B_Environments, C_Scripts, E_Documentation.</text:p>
      <text:p text:style-name="P58"><text:span text:style-name="T32">- Envoyer le fichier </text:span><text:span text:style-name="T31">Annotation_TSS_pm1kb_int_ex_53utr_ctcf_cpg_</text:span><text:span text:style-name="T34">woT</text:span><text:span text:style-name="T31">histo_</text:span><text:span text:style-name="T34">FANTOM5_prom</text:span><text:span text:style-name="T31">_gr.rda.</text:span></text:p>
      <text:p text:style-name="P51"><text:span text:style-name="T31">- </text:span><text:span text:style-name="T32">Envoyer les fichiers Snakefile_merged_</text:span><text:span text:style-name="T33">bloc2</text:span><text:span text:style-name="T32"> et Snakefile_separated_</text:span><text:span text:style-name="T33">bloc2</text:span><text:span text:style-name="T32">.</text:span></text:p>
      <text:p text:style-name="P31">- Dire d’ouvrir ce document d’explication et de créer l’arborescence comme indiquée.</text:p>
      <text:p text:style-name="P31">- Dire de créer le fichier analysis_choice à partir de l’exemple disponible dans E_Documentation.</text:p>
      <text:p text:style-name="P31">- Dire de lancer le snakefile comme indiqué dans ce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15:00:53.652991833</meta:creation-date>
    <dc:date>2021-08-12T09:52:07.414868416</dc:date>
    <meta:editing-duration>PT1H14M51S</meta:editing-duration>
    <meta:editing-cycles>18</meta:editing-cycles>
    <meta:generator>LibreOffice/6.4.7.2$Linux_X86_64 LibreOffice_project/40$Build-2</meta:generator>
    <meta:document-statistic meta:table-count="0" meta:image-count="0" meta:object-count="0" meta:page-count="3" meta:paragraph-count="110" meta:word-count="1460" meta:character-count="10356" meta:non-whitespace-character-count="8991"/>
  </office:meta>
</office:document-meta>
</file>